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Adwaita Sans"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officeooo:rsid="001e47a4" officeooo:paragraph-rsid="001e47a4"/>
    </style:style>
    <style:style style:name="P4" style:family="paragraph" style:parent-style-name="Text_20_body">
      <style:text-properties fo:language="es" fo:country="ES" officeooo:rsid="0021b48d" officeooo:paragraph-rsid="0021b48d"/>
    </style:style>
    <style:style style:name="P5" style:family="paragraph">
      <loext:graphic-properties draw:fill-color="#ed4c05"/>
    </style:style>
    <style:style style:name="P6" style:family="paragraph">
      <loext:graphic-properties draw:fill-color="#81d41a"/>
    </style:style>
    <style:style style:name="P7" style:family="paragraph">
      <loext:graphic-properties draw:fill-color="#ffffff"/>
    </style:style>
    <style:style style:name="P8" style:family="paragraph">
      <loext:graphic-properties draw:fill-color="#ffd428"/>
    </style:style>
    <style:style style:name="P9" style:family="paragraph"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50200c"/>
    </style:style>
    <style:style style:name="P12" style:family="paragraph" style:parent-style-name="Text_20_body">
      <style:text-properties fo:language="es" fo:country="ES" officeooo:rsid="0024d7b3" officeooo:paragraph-rsid="0024d7b3"/>
    </style:style>
    <style:style style:name="P13" style:family="paragraph">
      <loext:graphic-properties draw:fill-color="#be480a"/>
    </style:style>
    <style:style style:name="P14" style:family="paragraph">
      <loext:graphic-properties draw:fill-color="#000000"/>
    </style:style>
    <style:style style:name="P15" style:family="paragraph" style:parent-style-name="Text_20_body">
      <style:text-properties fo:language="es" fo:country="ES" officeooo:rsid="0025e9b2" officeooo:paragraph-rsid="0025e9b2"/>
    </style:style>
    <style:style style:name="P16" style:family="paragraph" style:parent-style-name="Text_20_body">
      <style:text-properties fo:language="es" fo:country="ES" officeooo:rsid="00278e9b" officeooo:paragraph-rsid="00278e9b"/>
    </style:style>
    <style:style style:name="T1" style:family="text">
      <style:text-properties officeooo:rsid="0021b48d"/>
    </style:style>
    <style:style style:name="T2" style:family="text">
      <style:text-properties officeooo:rsid="00235976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textarea-horizontal-align="justify" draw:textarea-vertical-align="middle" draw:auto-grow-height="false" fo:min-height="0.9516in" fo:min-width="1.902in" loext:decorative="false" style:run-through="foreground"/>
    </style:style>
    <style:style style:name="gr4" style:family="graphic">
      <style:graphic-properties draw:textarea-horizontal-align="justify" draw:textarea-vertical-align="middle" draw:auto-grow-height="false" fo:min-height="0.2165in" fo:min-width="0.3689in" loext:decorative="false" style:run-through="foreground"/>
    </style:style>
    <style:style style:name="gr5" style:family="graphic">
      <style:graphic-properties draw:fill-color="#ed4c05" draw:textarea-horizontal-align="justify" draw:textarea-vertical-align="middle" draw:auto-grow-height="false" fo:min-height="0.1291in" fo:min-width="0.4693in" loext:decorative="false" style:run-through="foreground"/>
    </style:style>
    <style:style style:name="gr6" style:family="graphic">
      <style:graphic-properties draw:fill-color="#81d41a" draw:textarea-horizontal-align="justify" draw:textarea-vertical-align="middle" draw:auto-grow-height="false" fo:min-height="0.1291in" fo:min-width="0.4693in" loext:decorative="false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1291in" fo:min-width="0.4693in" loext:decorative="false" style:run-through="foreground"/>
    </style:style>
    <style:style style:name="gr8" style:family="graphic">
      <style:graphic-properties draw:fill-color="#ffd428" draw:textarea-horizontal-align="justify" draw:textarea-vertical-align="middle" draw:auto-grow-height="false" fo:min-height="0.1291in" fo:min-width="0.4693in" loext:decorative="false" style:run-through="foreground"/>
    </style:style>
    <style:style style:name="gr9" style:family="graphic">
      <style:graphic-properties draw:textarea-horizontal-align="justify" draw:textarea-vertical-align="middle" draw:auto-grow-height="false" fo:min-height="0.6819in" fo:min-width="0.6819in" loext:decorative="false" style:run-through="foreground"/>
    </style:style>
    <style:style style:name="gr10" style:family="graphic">
      <style:graphic-properties draw:textarea-horizontal-align="justify" draw:textarea-vertical-align="middle" draw:auto-grow-height="false" fo:min-height="1.4366in" fo:min-width="0.9638in" loext:decorative="false" style:run-through="foreground"/>
    </style:style>
    <style:style style:name="gr11" style:family="graphic">
      <style:graphic-properties draw:textarea-horizontal-align="justify" draw:textarea-vertical-align="middle" draw:auto-grow-height="false" fo:min-height="0.8591in" fo:min-width="0.8591in" loext:decorative="false" style:run-through="foreground"/>
    </style:style>
    <style:style style:name="gr12" style:family="graphic">
      <style:graphic-properties draw:fill-color="#ff4000" draw:textarea-horizontal-align="justify" draw:textarea-vertical-align="middle" draw:auto-grow-height="false" fo:min-height="0.4299in" fo:min-width="0.4299in" loext:decorative="false" style:run-through="foreground"/>
    </style:style>
    <style:style style:name="gr13" style:family="graphic">
      <style:graphic-properties draw:textarea-horizontal-align="justify" draw:textarea-vertical-align="middle" draw:auto-grow-height="false" fo:min-height="0.5516in" fo:min-width="1.3283in" loext:decorative="false" style:run-through="foreground"/>
    </style:style>
    <style:style style:name="gr14" style:family="graphic">
      <style:graphic-properties draw:fill-color="#50200c" draw:textarea-horizontal-align="justify" draw:textarea-vertical-align="middle" draw:auto-grow-height="false" fo:min-height="0.6508in" fo:min-width="0.1819in" loext:decorative="false" style:run-through="foreground"/>
    </style:style>
    <style:style style:name="gr15" style:family="graphic">
      <style:graphic-properties draw:textarea-horizontal-align="justify" draw:textarea-vertical-align="middle" draw:auto-grow-height="false" fo:min-height="0.8543in" fo:min-width="0.552in" loext:decorative="false" style:run-through="foreground"/>
    </style:style>
    <style:style style:name="gr16" style:family="graphic">
      <style:graphic-properties draw:textarea-horizontal-align="justify" draw:textarea-vertical-align="middle" draw:auto-grow-height="false" fo:min-height="0.1252in" fo:min-width="0.2764in" loext:decorative="false" style:run-through="foreground"/>
    </style:style>
    <style:style style:name="gr17" style:family="graphic">
      <style:graphic-properties draw:textarea-horizontal-align="justify" draw:textarea-vertical-align="middle" draw:auto-grow-height="false" fo:min-height="0.3327in" fo:min-width="0.332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1299in" fo:min-width="0.454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be480a" draw:textarea-horizontal-align="justify" draw:textarea-vertical-align="middle" draw:auto-grow-height="false" fo:min-height="0.2346in" fo:min-width="0.4799in" loext:decorative="false" style:run-through="foreground"/>
    </style:style>
    <style:style style:name="gr20" style:family="graphic">
      <style:graphic-properties draw:fill-color="#be480a" draw:textarea-horizontal-align="justify" draw:textarea-vertical-align="middle" draw:auto-grow-height="false" fo:min-height="0.2118in" fo:min-width="0.3693in" loext:decorative="false" style:run-through="foreground"/>
    </style:style>
    <style:style style:name="gr21" style:family="graphic">
      <style:graphic-properties draw:fill-color="#000000" draw:textarea-horizontal-align="justify" draw:textarea-vertical-align="middle" draw:auto-grow-height="false" fo:min-height="0.028in" fo:min-width="0.2854in" loext:decorative="false" style:run-through="foreground"/>
    </style:style>
    <style:style style:name="gr22" style:family="graphic">
      <style:graphic-properties draw:fill-color="#000000" draw:textarea-horizontal-align="justify" draw:textarea-vertical-align="middle" draw:auto-grow-height="false" fo:min-height="0.3417in" fo:min-width="0.0335in" loext:decorative="false" style:run-through="foreground"/>
    </style:style>
    <style:style style:name="gr23" style:family="graphic">
      <style:graphic-properties draw:fill-color="#000000" draw:textarea-horizontal-align="justify" draw:textarea-vertical-align="middle" draw:auto-grow-height="false" fo:min-height="0.3783in" fo:min-width="0.0327in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es ceramicos y vid<text:span text:style-name="T1">r</text:span>ios</text:p>
      <text:p text:style-name="P2"/>
      <text:p text:style-name="P3">V<text:span text:style-name="T2">ive en la naturaleza como una arena silicea oxido de sodio y calcio es</text:span></text:p>
      <text:p text:style-name="P3">Inorganico <text:span text:style-name="T2">tambien es un material</text:span></text:p>
      <text:p text:style-name="P3">Duro <text:span text:style-name="T2">solido fragil transparente amorfo que puede ser </text:span></text:p>
      <text:p text:style-name="P3">R<text:span text:style-name="T2">eciclado y reutilizado, es producido </text:span></text:p>
      <text:p text:style-name="P3">I<text:span text:style-name="T2">ndustrialmente fundido a 1500°C, la</text:span></text:p>
      <text:p text:style-name="P3">Obsidiana <text:span text:style-name="T2">es un vidreo natural creado con lava volcanica</text:span></text:p>
      <text:p text:style-name="P3"/>
      <text:p text:style-name="P4">Como se hace </text:p>
      <text:p text:style-name="P4">1 Mezclamos las materias primas</text:p>
      <text:p text:style-name="P4">2 metemos todo dentro de un horno a mas de 1500°C</text:p>
      <text:p text:style-name="P4">3 El vidreo cae flota dentro de una estufa caliente</text:p>
      <text:p text:style-name="P4">4 el vidreo esta ahora a 600°C, poco a poce se debe dejar enfriar</text:p>
      <text:p text:style-name="P4"><draw:g text:anchor-type="paragraph" draw:z-index="0" draw:name="DrawObject1" draw:style-name="gr1"><draw:g draw:name="DrawObject1" draw:style-name="gr2"><draw:g draw:name="DrawObject1" draw:style-name="gr2"><draw:custom-shape draw:name="Shape 1" draw:style-name="gr3" svg:width="1.9016in" svg:height="0.9512in" draw:transform="rotate (0.0134390352403563) translate (2.64662073490814in 1.03819444444444in)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draw:custom-shape draw:name="Shape 2" draw:style-name="gr4" svg:width="0.737in" svg:height="0.6512in" draw:transform="rotate (2.83546190278999) translate (3.34523184601925in 1.39861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range-x-minimum="0" draw:handle-range-x-maximum="21600" draw:handle-position="$0 top" draw:handle-position-x="$0" draw:handle-position-y="top"/></draw:enhanced-geometry></draw:custom-shape><draw:custom-shape draw:name="Shape 3" draw:style-name="gr4" svg:width="0.737in" svg:height="0.6512in" draw:transform="rotate (2.83546190278999) translate (4.11398184601925in 1.3583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range-x-minimum="0" draw:handle-range-x-maximum="21600" draw:handle-position="$0 top" draw:handle-position-x="$0" draw:handle-position-y="top"/></draw:enhanced-geometry></draw:custom-shape><draw:custom-shape draw:name="Shape 4" draw:style-name="gr4" svg:width="0.737in" svg:height="0.6512in" draw:transform="rotate (2.83546190278999) translate (3.29731517935258in 2.28402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range-x-minimum="0" draw:handle-range-x-maximum="21600" draw:handle-position="$0 top" draw:handle-position-x="$0" draw:handle-position-y="top"/></draw:enhanced-geometry></draw:custom-shape><draw:custom-shape draw:name="Shape 5" draw:style-name="gr4" svg:width="0.737in" svg:height="0.6512in" draw:transform="rotate (2.83546190278999) translate (4.07439851268592in 2.2020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range-x-minimum="0" draw:handle-range-x-maximum="21600" draw:handle-position="$0 top" draw:handle-position-x="$0" draw:handle-position-y="top"/></draw:enhanced-geometry></draw:custom-shape><draw:custom-shape draw:name="Shape 6" draw:style-name="gr5" draw:text-style-name="P5" svg:width="0.6642in" svg:height="0.1823in" draw:transform="rotate (-0.478045682121247) translate (2.8695374015748in 0.497222222222222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7" draw:style-name="gr6" draw:text-style-name="P6" svg:width="0.6642in" svg:height="0.1823in" draw:transform="rotate (-0.478045682121247) translate (3.63689851268591in 0.303472222222222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8" draw:style-name="gr7" draw:text-style-name="P7" svg:width="0.6642in" svg:height="0.1823in" draw:transform="rotate (-0.478045682121247) translate (2.85634295713036in 1.37777777777778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Shape 9" draw:style-name="gr8" draw:text-style-name="P8" svg:width="0.6642in" svg:height="0.1823in" draw:transform="rotate (-0.287455727803467) translate (3.58064851268591in 1.26983814523185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name="DrawObject3" draw:style-name="gr2"><draw:custom-shape draw:name="Shape 10" draw:style-name="gr9" draw:text-style-name="P9" svg:width="0.9642in" svg:height="0.9642in" svg:x="4.5606in" svg:y="0.1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11" draw:style-name="gr10" draw:text-style-name="P9" svg:width="0.9642in" svg:height="1.437in" svg:x="4.5606in" svg:y="0.698in"><text:p/><draw:enhanced-geometry svg:viewBox="0 0 21600 21600" draw:type="rectangle" draw:enhanced-path="M 0 0 L 21600 0 21600 21600 0 21600 0 0 Z N"/></draw:custom-shape></draw:g><draw:g draw:name="DrawObject2" draw:style-name="gr2"><draw:custom-shape draw:name="Shape 12" draw:style-name="gr11" draw:text-style-name="P9" svg:width="0.8594in" svg:height="0.8594in" svg:x="5.5244in" svg:y="1.3362in"><text:p/><draw:enhanced-geometry svg:viewBox="0 0 21600 21600" draw:type="rectangle" draw:enhanced-path="M 0 0 L 21600 0 21600 21600 0 21600 0 0 Z N"/></draw:custom-shape><draw:custom-shape draw:name="Shape 13" draw:style-name="gr12" draw:text-style-name="P10" svg:width="0.4303in" svg:height="0.4303in" svg:x="5.7063in" svg:y="1.9217in"><text:p/><draw:enhanced-geometry svg:viewBox="0 0 21600 21600" draw:type="rectangle" draw:enhanced-path="M 0 0 L 21600 0 21600 21600 0 21600 0 0 Z N"/></draw:custom-shape><draw:custom-shape draw:name="Shape 14" draw:style-name="gr13" draw:text-style-name="P9" svg:width="1.3287in" svg:height="0.5516in" svg:x="6.3835in" svg:y="1.6488in"><text:p/><draw:enhanced-geometry svg:viewBox="0 0 21600 21600" draw:type="rectangle" draw:enhanced-path="M 0 0 L 21600 0 21600 21600 0 21600 0 0 Z N"/></draw:custom-shape><draw:custom-shape draw:name="Shape 15" draw:style-name="gr14" draw:text-style-name="P11" svg:width="0.1823in" svg:height="0.6512in" svg:x="6.7091in" svg:y="1.0626in"><text:p/><draw:enhanced-geometry svg:viewBox="0 0 21600 21600" draw:type="rectangle" draw:enhanced-path="M 0 0 L 21600 0 21600 21600 0 21600 0 0 Z N"/></draw:custom-shape></draw:g></draw:g>5 Cuando esta a 80°C la maquina los corta en trozos mas pequeños </text:p>
      <text:p text:style-name="P4">6 LISTO PARA VENDER</text:p>
      <text:p text:style-name="P4"/>
      <text:p text:style-name="P12">Tipos de vidreos </text:p>
      <text:p text:style-name="P12">Transparentes</text:p>
      <text:p text:style-name="P12">Translucidos</text:p>
      <text:p text:style-name="P12"><draw:g text:anchor-type="paragraph" draw:z-index="1" draw:name="DrawObject4" draw:style-name="gr1"><draw:custom-shape draw:name="Shape 19" draw:style-name="gr15" svg:width="0.5524in" svg:height="0.8543in" svg:x="1.8008in" svg:y="0.3772in"><text:p/><draw:enhanced-geometry svg:viewBox="0 0 21600 21600" draw:type="rectangle" draw:enhanced-path="M 0 0 L 21600 0 21600 21600 0 21600 0 0 Z N"/></draw:custom-shape><draw:custom-shape draw:name="Shape 20" draw:style-name="gr16" svg:width="0.5524in" svg:height="0.376in" svg:x="1.8008in" svg:y="0.1272in"><text:p/><draw:enhanced-geometry svg:viewBox="0 0 21600 21600" draw:glue-points="?f0 0 ?f1 10800 0 21600 10800 21600 21600 21600 ?f7 10800" draw:text-areas="?f1 10800 ?f2 18000 ?f3 7200 ?f4 21600" draw:type="isosceles-triangle" draw:modifiers="10203.015075376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position-x="$0" draw:handle-position-y="top" draw:handle-range-x-minimum="0" draw:handle-range-x-maximum="21600"/></draw:enhanced-geometry></draw:custom-shape></draw:g><draw:g text:anchor-type="paragraph" draw:z-index="2" draw:name="DrawObject 1" draw:style-name="gr1"><draw:custom-shape draw:name="Shape 21" draw:style-name="gr15" svg:width="0.5524in" svg:height="0.8543in" svg:x="1.8008in" svg:y="1.6898in"><text:p/><draw:enhanced-geometry svg:viewBox="0 0 21600 21600" draw:type="rectangle" draw:enhanced-path="M 0 0 L 21600 0 21600 21600 0 21600 0 0 Z N"/></draw:custom-shape><draw:custom-shape draw:name="Shape 22" draw:style-name="gr16" svg:width="0.5524in" svg:height="0.376in" svg:x="1.8008in" svg:y="1.4398in"><text:p/><draw:enhanced-geometry svg:viewBox="0 0 21600 21600" draw:glue-points="?f0 0 ?f1 10800 0 21600 10800 21600 21600 21600 ?f7 10800" draw:text-areas="?f1 10800 ?f2 18000 ?f3 7200 ?f4 21600" draw:type="isosceles-triangle" draw:modifiers="10203.015075376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position-x="$0" draw:handle-position-y="top" draw:handle-range-x-minimum="0" draw:handle-range-x-maximum="21600"/></draw:enhanced-geometry></draw:custom-shape></draw:g>Opacos</text:p>
      <text:p text:style-name="P12">Usos del vidreo</text:p>
      <text:p text:style-name="P12">vidreo sodocalcico</text:p>
      <text:p text:style-name="P12">para botellas</text:p>
      <text:p text:style-name="P12"/>
      <text:p text:style-name="P12">Vidreo burusincatado</text:p>
      <text:p text:style-name="P12">para laboratorios</text:p>
      <text:p text:style-name="P12"/>
      <text:p text:style-name="P12"><draw:custom-shape text:anchor-type="paragraph" draw:z-index="3" draw:name="Shape 16" draw:style-name="gr17" draw:text-style-name="P9" svg:width="0.4689in" svg:height="0.4689in" svg:x="0.2071in" svg:y="0.2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17" draw:style-name="gr18" svg:width="0.4689in" svg:height="0.1441in" draw:transform="rotate (2.85588225503832) translate (1.11388888888889in 0.722916666666667in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position-x="$0" draw:handle-position-y="top" draw:handle-switched="true" draw:handle-range-x-minimum="0" draw:handle-range-x-maximum="10800"/></draw:enhanced-geometry></draw:custom-shape><text:soft-page-break/>Vidreo optico</text:p>
      <text:p text:style-name="P12"/>
      <text:p text:style-name="P12"/>
      <text:p text:style-name="P12"/>
      <text:p text:style-name="P12"><draw:g text:anchor-type="paragraph" draw:z-index="5" draw:name="DrawObject5" draw:style-name="gr1"><draw:custom-shape draw:name="Shape 18" draw:style-name="gr19" draw:text-style-name="P13" svg:width="0.6776in" svg:height="0.3323in" svg:x="0.3043in" svg:y="0.5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23" draw:style-name="gr20" draw:text-style-name="P13" svg:width="0.5213in" svg:height="0.2996in" svg:x="1.1898in" svg:y="0.5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24" draw:style-name="gr21" draw:text-style-name="P14" svg:width="0.4039in" svg:height="0.0394in" svg:x="0.8902in" svg:y="0.6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25" draw:style-name="gr22" draw:text-style-name="P14" svg:width="0.0461in" svg:height="0.4823in" svg:x="1.652in" svg:y="0.26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26" draw:style-name="gr23" draw:text-style-name="P14" svg:width="0.0453in" svg:height="0.5343in" svg:x="0.2591in" svg:y="0.2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Vidre fotocromatico</text:p>
      <text:p text:style-name="P12"/>
      <text:p text:style-name="P12"/>
      <text:p text:style-name="P12"/>
      <text:p text:style-name="P15">Fibra de vidreo </text:p>
      <text:p text:style-name="P15">Parece tela es fuerte</text:p>
      <text:p text:style-name="P15">son vidreos pequeños</text:p>
      <text:p text:style-name="P15"/>
      <text:p text:style-name="P15">Fibra optica</text:p>
      <text:p text:style-name="P15"/>
      <text:p text:style-name="P16">Tarea</text:p>
      <text:p text:style-name="P16">Elaborar 2 poster en cartulina ⅛ blanca 25x35 cm</text:p>
      <text:p text:style-name="P16">1 vidreo </text:p>
      <text:p text:style-name="P16">2 ceramica</text:p>
      <text:p text:style-name="P16">aspectos </text:p>
      <text:p text:style-name="P16">histria </text:p>
      <text:p text:style-name="P16">usos</text:p>
      <text:p text:style-name="P16">tipos</text:p>
      <text:p text:style-name="P16">procesos fabricacion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08:22:38.180334107</meta:creation-date>
    <dc:date>2025-06-17T09:56:05.252250428</dc:date>
    <meta:editing-duration>PT38M51S</meta:editing-duration>
    <meta:editing-cycles>4</meta:editing-cycles>
    <meta:generator>LibreOffice/25.2.3.2$Linux_X86_64 LibreOffice_project/bbb074479178df812d175f709636b368952c2ce3</meta:generator>
    <meta:document-statistic meta:table-count="0" meta:image-count="0" meta:object-count="0" meta:page-count="2" meta:paragraph-count="38" meta:word-count="163" meta:character-count="960" meta:non-whitespace-character-count="826"/>
  </office:meta>
</office:document-meta>
</file>